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A4D63FD35B818F40.png" manifest:media-type="image/png"/>
  <manifest:file-entry manifest:full-path="Pictures/1000000000000500000002D0BF7B1ED28833947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BF7B1ED288339476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us heals an </text:span><text:span text:style-name="T1"><text:line-break/></text:span><text:span text:style-name="T1">official’s son</text:span></text:p>
            <text:p text:style-name="P3"><text:span text:style-name="T2">(John 4:43-54)</text:span></text:p>
            <text:p text:style-name="P2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8T14:55:50.846000000</dc:date>
    <meta:editing-duration>PT2H19M22S</meta:editing-duration>
    <meta:editing-cycles>38</meta:editing-cycles>
    <meta:generator>LibreOffice/5.4.7.2$Windows_X86_64 LibreOffice_project/c838ef25c16710f8838b1faec480ebba495259d0</meta:generator>
    <meta:document-statistic meta:object-count="3"/>
  </office:meta>
</office:document-meta>
</file>